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tex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standard">
      <style:graphic-properties svg:stroke-color="#eeeeee"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svg:stroke-color="#111111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eeeeee" fo:min-height="1.07cm" fo:min-width="1.71cm"/>
    </style:style>
    <style:style style:name="gr6" style:family="graphic" style:parent-style-name="objectwithoutfill">
      <style:graphic-properties svg:stroke-width="0cm" svg:stroke-color="#111111" draw:marker-end="Arrow" draw:marker-end-width="0.3cm" draw:fill="none" draw:fill-color="#cccccc" draw:textarea-vertical-align="middle"/>
    </style:style>
    <style:style style:name="gr7" style:family="graphic" style:parent-style-name="objectwithoutfill">
      <style:graphic-properties svg:stroke-width="0cm" svg:stroke-color="#111111" draw:marker-end="Arrow" draw:marker-end-width="0.3cm" draw:fill="none" draw:fill-color="#cccc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001cm" svg:height="0.381cm" svg:x="22.717cm" svg:y="10.2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6.535cm" svg:height="2.513cm" svg:x="1.127cm" svg:y="0.51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0.889cm" svg:height="0.508cm" svg:x="7.985cm" svg:y="2.397cm">
          <text:p/>
          <draw:enhanced-geometry svg:viewBox="0 0 640 861" draw:mirror-horizontal="false" draw:mirror-vertical="false" draw:text-areas="257 295 414 566" draw:type="non-primitive" draw:enhanced-path="M 640 233 L 221 293 506 12 367 0 29 406 431 347 145 645 99 520 0 861 326 765 209 711 640 233 640 233 Z N"/>
        </draw:custom-shape>
        <draw:custom-shape draw:style-name="gr4" draw:text-style-name="P2" draw:layer="layout" svg:width="2.413cm" svg:height="1.397cm" svg:x="3.413cm" svg:y="3.54cm">
          <text:p text:style-name="P1"><text:span text:style-name="T1">Browser</text:span></text:p>
          <text:p text:style-name="P1"><text:span text:style-name="T1">Request</text:span></text:p>
          <text:p text:style-name="P1"><text:span text:style-name="T1">To 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667cm" svg:height="1.651cm" svg:x="7.604cm" svg:y="8.366cm">
          <text:p text:style-name="P1"><text:span text:style-name="T1">Display Default</text:span></text:p>
          <text:p text:style-name="P1"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2.464cm" svg:height="1.462cm" svg:x="3.418cm" svg:y="5.634cm">
          <text:p text:style-name="P1"><text:span text:style-name="T1">Display</text:span></text:p>
          <text:p text:style-name="P1"><text:span text:style-name="T1">Default Past</text:span></text:p>
          <text:p text:style-name="P1"><text:span text:style-name="T1">Week(7 days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794cm" svg:height="1.524cm" svg:x="3.413cm" svg:y="11.541cm">
          <text:p text:style-name="P1"><text:span text:style-name="T1">Update Report</text:span></text:p>
          <text:p text:style-name="P1"><text:span text:style-name="T1">With filter 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286cm" svg:height="2.159cm" svg:x="3.54cm" svg:y="7.985cm">
          <text:p text:style-name="P1"><text:span text:style-name="T1">Apply</text:span></text:p>
          <text:p text:style-name="P1"><text:span text:style-name="T1">Filter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layer="layout" svg:width="2.667cm" svg:height="1.524cm" svg:x="11.541cm" svg:y="11.541cm">
          <text:p text:style-name="P1"><text:span text:style-name="T1">Display Updated</text:span></text:p>
          <text:p text:style-name="P1"><text:span text:style-name="T1">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2.921cm" svg:height="1.27cm" svg:x="7.303cm" svg:y="11.568cm">
          <text:p text:style-name="P1"><text:span text:style-name="T1">Any Results?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2.794cm" svg:height="1.524cm" svg:x="7.35cm" svg:y="13.954cm">
          <text:p text:style-name="P1"><text:span text:style-name="T1">Give Message </text:span></text:p>
          <text:p text:style-name="P1"><text:span text:style-name="T1">Of No Results </text:span></text:p>
          <text:p text:style-name="P1"><text:span text:style-name="T1">Fou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4.683cm" svg:y1="4.683cm" svg:x2="4.683cm" svg:y2="5.699cm">
          <text:p/>
        </draw:line>
        <draw:line draw:style-name="gr6" draw:text-style-name="P1" draw:layer="layout" svg:x1="4.683cm" svg:y1="7.223cm" svg:x2="4.683cm" svg:y2="8.239cm">
          <text:p/>
        </draw:line>
        <draw:line draw:style-name="gr7" draw:text-style-name="P3" draw:layer="layout" svg:x1="4.671cm" svg:y1="10.144cm" svg:x2="4.683cm" svg:y2="11.668cm">
          <text:p text:style-name="P1"><text:span text:style-name="T2">Yes</text:span></text:p>
        </draw:line>
        <draw:line draw:style-name="gr7" draw:text-style-name="P3" draw:layer="layout" svg:x1="5.826cm" svg:y1="9.128cm" svg:x2="7.63cm" svg:y2="9.102cm">
          <text:p text:style-name="P1"><text:span text:style-name="T2">no</text:span></text:p>
        </draw:line>
        <draw:line draw:style-name="gr6" draw:text-style-name="P1" draw:layer="layout" svg:x1="6.207cm" svg:y1="11.922cm" svg:x2="7.858cm" svg:y2="11.922cm">
          <text:p/>
        </draw:line>
        <draw:line draw:style-name="gr6" draw:text-style-name="P1" draw:layer="layout" svg:x1="8.747cm" svg:y1="12.938cm" svg:x2="8.747cm" svg:y2="13.827cm">
          <text:p/>
        </draw:line>
        <draw:line draw:style-name="gr6" draw:text-style-name="P1" draw:layer="layout" svg:x1="10.017cm" svg:y1="11.922cm" svg:x2="11.541cm" svg:y2="11.92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marker-end-width="0.152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23:29:36.779555651</meta:creation-date>
    <dc:date>2015-03-15T18:03:32.099361815</dc:date>
    <meta:editing-duration>PT1H50M33S</meta:editing-duration>
    <meta:editing-cycles>9</meta:editing-cycles>
    <meta:generator>LibreOffice/4.2.7.2$Linux_X86_64 LibreOffice_project/420m0$Build-2</meta:generator>
    <meta:document-statistic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8e19e" officeooo:paragraph-rsid="0008e19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tis Report Process Flow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